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 Semibold" svg:font-family="'Source Serif Pro Semibold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2d513" officeooo:paragraph-rsid="0012d51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682f8" officeooo:paragraph-rsid="0012d51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c55d" officeooo:paragraph-rsid="001bc55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22d131" officeooo:paragraph-rsid="0022d131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6ad54" officeooo:paragraph-rsid="0026ad54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7327e" officeooo:paragraph-rsid="0027327e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officeooo:rsid="001682f8" officeooo:paragraph-rsid="001682f8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officeooo:rsid="0017f501" officeooo:paragraph-rsid="0017f501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officeooo:rsid="00198165" officeooo:paragraph-rsid="00198165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officeooo:rsid="001b78a2" officeooo:paragraph-rsid="001b78a2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officeooo:rsid="001b78a2" officeooo:paragraph-rsid="001bc55d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officeooo:rsid="001d7a1a" officeooo:paragraph-rsid="001d7a1a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officeooo:rsid="0020d2f3" officeooo:paragraph-rsid="0020d2f3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4c96bb" loext:opacity="100%" style:font-name="Source Serif Pro Semibold" fo:font-size="15pt" fo:font-style="normal" fo:font-weight="bold" officeooo:rsid="001682f8" officeooo:paragraph-rsid="001682f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2d513" officeooo:paragraph-rsid="0012d513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officeooo:rsid="0022d131" officeooo:paragraph-rsid="0022d131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officeooo:rsid="0027327e" officeooo:paragraph-rsid="0027327e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officeooo:rsid="0028a298" officeooo:paragraph-rsid="0028a298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officeooo:rsid="002a9f34" officeooo:paragraph-rsid="002a9f34" style:font-size-asian="13.1000003814697pt" style:font-size-complex="15pt"/>
    </style:style>
    <style:style style:name="T1" style:family="text">
      <style:text-properties fo:font-variant="normal" fo:text-transform="none" fo:color="#000000" loext:opacity="100%" fo:font-style="normal" fo:font-weight="bold" style:font-size-asian="15pt"/>
    </style:style>
    <style:style style:name="T2" style:family="text">
      <style:text-properties fo:font-variant="normal" fo:text-transform="none" fo:color="#000000" loext:opacity="100%" fo:font-style="normal" fo:font-weight="bold" officeooo:rsid="001682f8" style:font-size-asian="15pt"/>
    </style:style>
    <style:style style:name="T3" style:family="text">
      <style:text-properties officeooo:rsid="0017f501"/>
    </style:style>
    <style:style style:name="T4" style:family="text">
      <style:text-properties officeooo:rsid="001bc55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7a1a"/>
    </style:style>
    <style:style style:name="T7" style:family="text">
      <style:text-properties style:font-name="Liberation Serif" officeooo:rsid="002571c1"/>
    </style:style>
    <style:style style:name="T8" style:family="text">
      <style:text-properties style:font-name="Liberation Serif" officeooo:rsid="0027327e"/>
    </style:style>
    <style:style style:name="T9" style:family="text">
      <style:text-properties style:font-name="Liberation Serif" officeooo:rsid="0026ad54"/>
    </style:style>
    <style:style style:name="T10" style:family="text">
      <style:text-properties style:font-name="Liberation Serif" officeooo:rsid="002771b8"/>
    </style:style>
    <style:style style:name="T11" style:family="text">
      <style:text-properties officeooo:rsid="002c45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ES CONSÉQUENCES ENVIRONNEMENTALES DE <text:s/>LA PRODUCTION D’ÉLECTRICITÉ</text:p>
      <text:p text:style-name="P1"/>
      <text:p text:style-name="P2"><text:a xlink:type="simple" xlink:href="https://www.cafeyn.co/fr/article/4f0bc9/liberation/2022-11-01/du-lithium-responsable-est-ce-vraiment-possible" text:style-name="Internet_20_link" text:visited-style-name="Visited_20_Internet_20_Link">Cafeyn - Abonnement aux magazines en ligne</text:a> </text:p>
      <text:p text:style-name="P14"/>
      <text:p text:style-name="P7"><text:span text:style-name="T1">É</text:span>nergie Fossile → <text:span text:style-name="T3">Quasi totalité des g</text:span>az a effet se serre (CO2 etc.)</text:p>
      <text:p text:style-name="P8">Il faut les diminuer, Solutions ?</text:p>
      <text:p text:style-name="P8"/>
      <text:p text:style-name="P8">-<text:span text:style-name="T2">É</text:span>lectrification des véhicules</text:p>
      <text:p text:style-name="P8">-Nucléaire</text:p>
      <text:p text:style-name="P8"/>
      <text:p text:style-name="P8">Production d’électricité décarbonée ?</text:p>
      <text:p text:style-name="P8"/>
      <text:p text:style-name="P8">On cherche la performance, donc batteries au lithium (extraction de lithium en grande quantité) mais il y a des conséquences environnementales.</text:p>
      <text:p text:style-name="P8"/>
      <text:p text:style-name="P8">Projet Imerys → extraction de 34 000 tonnes d’hydroxyde de lithium par an (10 000 tonnes de lithium métal) à partir de 2028</text:p>
      <text:p text:style-name="P8"/>
      <text:p text:style-name="P9">Les caractéristiques des gisements sont les principales causes</text:p>
      <text:p text:style-name="P9"/>
      <text:p text:style-name="P11"><text:span text:style-name="T4">1ère source mondiale : </text:span>Australie → Roche dure ( pegmatites à spodumène <text:span text:style-name="T4">) dure à extraire et donc besoin d’autres produits chimiques comme l’acide sulfurique (mauvais pour l’environnement )</text:span></text:p>
      <text:p text:style-name="P10"/>
      <text:p text:style-name="P3"><text:span text:style-name="T5">2ème source mondiale : Chili → </text:span><text:span text:style-name="T6">lacs salés (</text:span><text:span text:style-name="T7">salars)</text:span><text:span text:style-name="T6"> (plus grandes sources de lithium) </text:span></text:p>
      <text:p text:style-name="P12">besoin d’eau (très grande quantité) ce qui prive les populations locales d’eau potable et d’irrigation.</text:p>
      <text:p text:style-name="P12"/>
      <text:p text:style-name="P12">Imerys → Le mode d’extraction n’est pas encore connu mais envisage l’ Électrification des équipements et limiter le transport ce qui réduit les conséquences environnementales</text:p>
      <text:p text:style-name="P12"/>
      <text:p text:style-name="P13">Imerys pense a une solution qui fait face aux productions des pays du sud ce qui pourrait faire face a ces concurrents qui ont des conséquences sociales et environnementales catastrophiques.</text:p>
      <text:p text:style-name="P12"/>
      <text:p text:style-name="P4"><text:span text:style-name="T5">La production de lithium est vue à la hausse pour les prochaines années mais les gisements lithinifères sont de plus en plus </text:span><text:span text:style-name="T10">d</text:span><text:span text:style-name="T5">ures a trouver car le lithium est un métal léger, il ce concentre dans les parties supérieures des croûtes terrestres ce </text:span><text:soft-page-break/><text:span text:style-name="T5">qui rend la recherche de gisements plus difficiles. Il faut donc se rabattre sur des <text:s/>gisements moins conventionnelles comme les pétroliers, l’eau de mer qui sont plus surs à exploiter et donc ont besoin de plus de moyens parfois qui ne respectent pas les normes environnementales </text:span></text:p>
      <text:p text:style-name="P16"/>
      <text:p text:style-name="P4"><text:a xlink:type="simple" xlink:href="https://www.cafeyn.co/fr/article/f2dda1/la-croix-lhebdo/2023-09-29/lithium-lor-blanc-de-leconomie-verte" text:style-name="Internet_20_link" text:visited-style-name="Visited_20_Internet_20_Link"><text:span text:style-name="T5">Cafeyn - Abonnement aux magazines en ligne</text:span></text:a><text:span text:style-name="T5"> </text:span></text:p>
      <text:p text:style-name="P16"/>
      <text:p text:style-name="P5"><text:span text:style-name="T5">Le lithium est essentiel a la fabrication des batteries pour les voitures </text:span><text:span text:style-name="T8">électriques et donc est essentiel pour la mobilité verte.</text:span></text:p>
      <text:p text:style-name="P6"><text:span text:style-name="T8">L</text:span><text:span text:style-name="T5">a production de voitures à été multipliée par 5 en 12 ans.</text:span></text:p>
      <text:p text:style-name="P17">L’objectif de l’accord de Paris est de maintenir le réchauffement climatique sous les 2°C en 2050 or la production de batteries au lithium devrait augmenter de 90 % d’ici 2040.</text:p>
      <text:p text:style-name="P6"><text:span text:style-name="T5">Le problème ? Les principales sources de lithium qui sont les salars concentrées principalement dans</text:span><text:span text:style-name="T9"> « </text:span><text:span text:style-name="T5">l</text:span><text:span text:style-name="T9">e triangle du lithium , Bolivie Argentine et Chili » </text:span><text:span text:style-name="T5">représentent 59 % des réserves mondiales, 53 % des ressources et 34,8 % de la production.</text:span></text:p>
      <text:p text:style-name="P17">Cette production est problématique, elle ne présente pas de risques géologiques mais présente un risque environnemental important. </text:p>
      <text:p text:style-name="P18">Processus de raffinage et d’extraction → émissions de CO2, Défiguration du paysage et consommations excessives d’eau (stress hydrique)</text:p>
      <text:p text:style-name="P18"/>
      <text:p text:style-name="P18">Solution possible → Lithium « vert », exploitation eaux géothermales dans le Bas-Rhin (EuGeLi) Premiers carbonates de lithium ( Batterie Made in Europe) et d’autres projets au Royaume Uni ou en Allemagne</text:p>
      <text:p text:style-name="P18"/>
      <text:p text:style-name="P19">Il existe <text:span text:style-name="T11">d’autr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 Semibold" svg:font-family="'Source Serif Pro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09:01:59.540000000</meta:creation-date>
    <dc:date>2023-12-13T09:19:31.173000000</dc:date>
    <meta:editing-duration>PT1H38M39S</meta:editing-duration>
    <meta:editing-cycles>15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25" meta:word-count="477" meta:character-count="3025" meta:non-whitespace-character-count="2565"/>
  </office:meta>
</office:document-meta>
</file>